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1" style:family="table-row">
      <style:table-row-properties style:min-row-height="0.305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H Sarabun New" fo:font-size="26pt" fo:font-weight="bold" officeooo:rsid="000b7664" officeooo:paragraph-rsid="000b7664" style:font-size-asian="26pt" style:font-weight-asian="bold" style:font-name-complex="TH Sarabun New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H Sarabun New" fo:font-size="26pt" fo:font-weight="bold" officeooo:rsid="000b7664" officeooo:paragraph-rsid="000b7664" style:font-size-asian="26pt" style:font-weight-asian="bold" style:font-name-complex="TH Sarabun New" style:font-size-complex="26pt" style:font-weight-complex="bold"/>
    </style:style>
    <style:style style:name="P3" style:family="paragraph" style:parent-style-name="Standard">
      <style:text-properties style:font-name="TH Sarabun New" fo:font-size="18pt" fo:font-weight="bold" officeooo:rsid="000b7664" officeooo:paragraph-rsid="000b7664" style:font-size-asian="18pt" style:font-weight-asian="bold" style:font-name-complex="TH Sarabun New" style:font-size-complex="1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H Sarabun New" fo:font-size="16pt" officeooo:rsid="000b7664" officeooo:paragraph-rsid="000b7664" style:font-size-asian="16pt" style:font-name-complex="TH Sarabun New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TH Sarabun New" fo:font-size="16pt" officeooo:rsid="000b7664" officeooo:paragraph-rsid="000b7664" style:font-size-asian="16pt" style:font-name-complex="TH Sarabun New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บทที่ 5 การทดสอบระบบ</text:p>
      <text:p text:style-name="P1"><text:tab/><text:span text:style-name="T3">การทดสอบการทำงานของระบบแอพพลิเคชันพูดสื่อใจ แบ่งเป็น.... ส่วน ดังนี้</text:span></text:p>
      <text:p text:style-name="P3">5.1 การทดสอบระบบแปลงเสียงพูดเป็นข้อความ</text:p>
      <text:p text:style-name="P1"><text:span text:style-name="T2">ตารางที่ </text:span><text:span text:style-name="T3">แสดงการทดสอบระบบแปลงเสียงพูดเป็นข้อความ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4">การทำงาน</text:p>
          </table:table-cell>
          <table:table-cell table:style-name="Table1.A1" office:value-type="string">
            <text:p text:style-name="P4">เงื่อนไขการทดสอบ</text:p>
          </table:table-cell>
          <table:table-cell table:style-name="Table1.C1" office:value-type="string">
            <text:p text:style-name="P4">ผลการทดสอบ</text:p>
          </table:table-cell>
        </table:table-row>
        <table:table-row table:style-name="Table1.1">
          <table:table-cell table:style-name="Table1.A2" office:value-type="string">
            <text:p text:style-name="P5">แปลงเสียงเป็นข้อความ</text:p>
          </table:table-cell>
          <table:table-cell table:style-name="Table1.A2" office:value-type="string">
            <text:p text:style-name="P4">รับเสียงพูดของผู้ใช้</text:p>
          </table:table-cell>
          <table:table-cell table:style-name="Table1.C2" office:value-type="string">
            <text:p text:style-name="P4"/>
          </table:table-cell>
        </table:table-row>
      </table:table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9:23:07.682100443</meta:creation-date>
    <dc:date>2017-06-19T19:31:02.999804233</dc:date>
    <meta:editing-duration>P0D</meta:editing-duration>
    <meta:editing-cycles>1</meta:editing-cycles>
    <meta:document-statistic meta:table-count="1" meta:image-count="0" meta:object-count="0" meta:page-count="1" meta:paragraph-count="9" meta:word-count="203" meta:character-count="214" meta:non-whitespace-character-count="208"/>
    <meta:generator>LibreOffice/4.2.8.2$Linux_X86_64 LibreOffice_project/420m0$Build-2</meta:generator>
  </office:meta>
</office:document-meta>
</file>